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2"/>
    <style:style style:name="P2" style:family="paragraph" style:parent-style-name="Compact" style:list-style-name="WWNum1003"/>
    <style:style style:name="P3" style:family="paragraph" style:parent-style-name="Compact" style:list-style-name="WWNum1004"/>
    <style:style style:name="P4" style:family="paragraph" style:parent-style-name="Compact" style:list-style-name="WWNum1006"/>
    <style:style style:name="P5" style:family="paragraph" style:parent-style-name="Compact" style:list-style-name="WWNum1009"/>
    <style:style style:name="P6" style:family="paragraph" style:parent-style-name="Source_20_Code" style:list-style-name="WWNum1000"/>
    <style:style style:name="P7" style:family="paragraph" style:parent-style-name="Standard" style:list-style-name="WWNum1001"/>
    <style:style style:name="P8" style:family="paragraph" style:parent-style-name="Standard" style:list-style-name="WWNum1000"/>
    <style:style style:name="P9" style:family="paragraph" style:parent-style-name="Standard" style:list-style-name="WWNum1005"/>
    <style:style style:name="P10" style:family="paragraph" style:parent-style-name="Standard" style:list-style-name="WWNum1007"/>
    <style:style style:name="P11" style:family="paragraph" style:parent-style-name="Standard" style:list-style-name="WWNum1008"/>
    <style:style style:name="P12" style:family="paragraph" style:parent-style-name="Standard" style:list-style-name="WWNum1010"/>
    <style:style style:name="P13" style:family="paragraph" style:parent-style-name="Standard" style:list-style-name="WWNum1011"/>
    <style:style style:name="P14" style:family="paragraph" style:parent-style-name="Standard" style:list-style-name="WWNum1012"/>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X06506250f85f2d9d521ccba4476199c3152220c"/>Compte Rendu TP5 : Construction d’un Système Linux Embarqué pour la BeagleBone Black</text:h>
      <text:h text:style-name="Heading_20_2" text:outline-level="2"><text:bookmark-start text:name="introduction"/>1. Introduction</text:h>
      <text:p text:style-name="First_20_Paragraph">Ce TP avait pour objectif de construire un système Linux embarqué personnalisé pour une carte BeagleBone Black en utilisant <text:span text:style-name="T1">Buildroot</text:span>. Le processus comprenait l’installation de Buildroot, la création d’un environnement de compilation croisée, l’installation d’un système de fichiers sur une carte SD, et la configuration de la communication entre l’hôte et la BeagleBone via TFTP.<text:bookmark-end text:name="introduction"/></text:p>
      <text:h text:style-name="Heading_20_2" text:outline-level="2"><text:bookmark-start text:name="installation-de-buildroot-et-compilation"/>2. Installation de Buildroot et Compilation</text:h>
      <text:h text:style-name="Heading_20_3" text:outline-level="3"><text:bookmark-start text:name="étapes-dinstallation"/>Étapes d’installation</text:h>
      <text:list xml:id="list3423688696" text:style-name="WWNum1001">
        <text:list-item text:start-value="1">
          <text:p text:style-name="P7"><text:span text:style-name="T1">Installation des paquets requis</text:span> : Les commandes suivantes ont été utilisées pour installer les paquets nécessaires :</text:p>
        </text:list-item>
      </text:list>
      <text:list xml:id="list2682889704" text:style-name="WWNum1000">
        <text:list-item>
          <text:p text:style-name="P6"><text:span text:style-name="FunctionTok">sudo</text:span><text:span text:style-name="NormalTok"> apt-get install sed make binutils gcc g++ bash patch gzip bzip2 perl tar cpio python unzip rsync wget libncurses-dev libssl-dev</text:span></text:p>
        </text:list-item>
      </text:list>
      <text:list xml:id="list315137636" text:style-name="WWNum1002">
        <text:list-item>
          <text:list>
            <text:list-item>
              <text:p text:style-name="P1"><text:span text:style-name="T1">sed</text:span> : Manipulation et transformation de texte.</text:p>
            </text:list-item>
            <text:list-item>
              <text:p text:style-name="P1"><text:span text:style-name="T1">make</text:span> : Automatisation de la compilation.</text:p>
            </text:list-item>
            <text:list-item>
              <text:p text:style-name="P1"><text:span text:style-name="T1">binutils</text:span> : Outils pour la manipulation des fichiers binaires.</text:p>
            </text:list-item>
            <text:list-item>
              <text:p text:style-name="P1"><text:span text:style-name="T1">gcc/g++</text:span> : Compilateurs pour le C et le C++.</text:p>
            </text:list-item>
            <text:list-item>
              <text:p text:style-name="P1"><text:span text:style-name="T1">bash</text:span> : Shell pour l’exécution de scripts.</text:p>
            </text:list-item>
            <text:list-item>
              <text:p text:style-name="P1"><text:span text:style-name="T1">patch</text:span> : Applique des modifications aux fichiers.</text:p>
            </text:list-item>
            <text:list-item>
              <text:p text:style-name="P1"><text:span text:style-name="T1">gzip/bzip2</text:span> : Outils de compression.</text:p>
            </text:list-item>
            <text:list-item>
              <text:p text:style-name="P1"><text:span text:style-name="T1">perl</text:span> : Langage de programmation pour divers scripts.</text:p>
            </text:list-item>
            <text:list-item>
              <text:p text:style-name="P1"><text:span text:style-name="T1">tar/cpio</text:span> : Manipulation d’archives.</text:p>
            </text:list-item>
            <text:list-item>
              <text:p text:style-name="P1"><text:span text:style-name="T1">python</text:span> : Langage de programmation requis par plusieurs scripts de Buildroot.</text:p>
            </text:list-item>
            <text:list-item>
              <text:p text:style-name="P1"><text:span text:style-name="T1">unzip</text:span> : Extraction d’archives zip.</text:p>
            </text:list-item>
            <text:list-item>
              <text:p text:style-name="P1"><text:span text:style-name="T1">rsync</text:span> : Outil de synchronisation de fichiers.</text:p>
            </text:list-item>
            <text:list-item>
              <text:p text:style-name="P1"><text:span text:style-name="T1">wget</text:span> : Téléchargement de fichiers depuis le web.</text:p>
            </text:list-item>
            <text:list-item>
              <text:p text:style-name="P1"><text:span text:style-name="T1">libncurses-dev</text:span> : Bibliothèque pour interfaces en ligne de commande.</text:p>
            </text:list-item>
            <text:list-item>
              <text:p text:style-name="P1"><text:span text:style-name="T1">libssl-dev</text:span> : Bibliothèque pour la cryptographie (OpenSSL).</text:p>
            </text:list-item>
          </text:list>
        </text:list-item>
      </text:list>
      <text:list xml:id="list142258673396664" text:continue-list="list3423688696" text:style-name="WWNum1001">
        <text:list-item>
          <text:p text:style-name="P7"><text:span text:style-name="T1">Téléchargement et extraction de Buildroot</text:span> : Nous avons téléchargé et extrait Buildroot depuis le site officiel.</text:p>
        </text:list-item>
        <text:list-item>
          <text:p text:style-name="P7"><text:soft-page-break/><text:span text:style-name="T1">Configuration avec </text:span><text:span text:style-name="Verbatim_20_Char"><text:span text:style-name="T1">menuconfig</text:span></text:span> : La commande suivante a été exécutée pour accéder au menu de configuration de Buildroot :</text:p>
        </text:list-item>
      </text:list>
      <text:list xml:id="list142259885265634" text:continue-list="list2682889704" text:style-name="WWNum1000">
        <text:list-item>
          <text:p text:style-name="P6"><text:span text:style-name="FunctionTok">make</text:span><text:span text:style-name="NormalTok"> menuconfig</text:span></text:p>
        </text:list-item>
      </text:list>
      <text:list xml:id="list142258337093660" text:continue-list="list315137636" text:style-name="WWNum1003">
        <text:list-item>
          <text:list>
            <text:list-item>
              <text:p text:style-name="P2"><text:span text:style-name="T1">Target Options</text:span> : Configuration pour le processeur ARM Cortex-A8.</text:p>
            </text:list-item>
            <text:list-item>
              <text:p text:style-name="P2"><text:span text:style-name="T1">Toolchain</text:span> : Sélection d’une chaîne de compilation spécifique.</text:p>
            </text:list-item>
            <text:list-item>
              <text:p text:style-name="P2"><text:span text:style-name="T1">System Configuration</text:span> : Configuration de l’hôte et du mot de passe root.</text:p>
            </text:list-item>
            <text:list-item>
              <text:p text:style-name="P2"><text:span text:style-name="T1">Kernel</text:span> : Sélection de la version du noyau Linux (5.3) et des en-têtes.</text:p>
            </text:list-item>
          </text:list>
        </text:list-item>
      </text:list>
      <text:list xml:id="list142258275086909" text:continue-list="list142258673396664" text:style-name="WWNum1001">
        <text:list-item>
          <text:p text:style-name="P7"><text:span text:style-name="T1">Compilation du système</text:span> : Une fois la configuration terminée, nous avons lancé la compilation avec la commande :</text:p>
        </text:list-item>
      </text:list>
      <text:list xml:id="list142259180907098" text:continue-list="list142259885265634" text:style-name="WWNum1000">
        <text:list-item>
          <text:p text:style-name="P6"><text:span text:style-name="FunctionTok">make</text:span></text:p>
        </text:list-item>
        <text:list-item>
          <text:p text:style-name="P8">Cette étape génère l’environnement Linux embarqué pour la BeagleBone Black.<text:bookmark-end text:name="étapes-dinstallation"/><text:bookmark-end text:name="installation-de-buildroot-et-compilation"/></text:p>
        </text:list-item>
      </text:list>
      <text:h text:style-name="Heading_20_2" text:outline-level="2"><text:bookmark-start text:name="Xb5d3290e305388c2803a2594b053969f79cb34f"/>3. Installation de l’Environnement Embarqué sur la Carte SD</text:h>
      <text:h text:style-name="Heading_20_3" text:outline-level="3"><text:bookmark-start text:name="Xceed47efb5ff6f3b2ac061b8d628449cd2c6d77"/>Création des Partitions et Système de Fichiers</text:h>
      <text:list xml:id="list142259783395516" text:continue-list="list142258275086909" text:style-name="WWNum1004">
        <text:list-item text:start-value="1">
          <text:p text:style-name="P3"><text:span text:style-name="T1">Préparation de la carte SD</text:span> :</text:p>
        </text:list-item>
      </text:list>
      <text:list xml:id="list142259390187910" text:continue-list="list142258337093660" text:style-name="WWNum1005">
        <text:list-item>
          <text:list>
            <text:list-item>
              <text:p text:style-name="P9">Identification de la carte SD (<text:span text:style-name="Verbatim_20_Char">/dev/sdc</text:span> sur notre système).</text:p>
            </text:list-item>
            <text:list-item>
              <text:p text:style-name="P9">Suppression des données initiales :</text:p>
            </text:list-item>
          </text:list>
        </text:list-item>
      </text:list>
      <text:list xml:id="list142259563641656" text:continue-list="list142259180907098" text:style-name="WWNum1000">
        <text:list-item>
          <text:list>
            <text:list-item>
              <text:p text:style-name="P6"><text:span text:style-name="FunctionTok">sudo</text:span><text:span text:style-name="NormalTok"> dd if=/dev/zero of=/dev/sdc bs=1M count=16</text:span></text:p>
            </text:list-item>
          </text:list>
        </text:list-item>
      </text:list>
      <text:list xml:id="list142259710701197" text:continue-list="list142259390187910" text:style-name="WWNum1005">
        <text:list-item>
          <text:list>
            <text:list-item>
              <text:p text:style-name="P9">Création de deux partitions avec <text:span text:style-name="Verbatim_20_Char">cfdisk</text:span> :</text:p>
              <text:list text:style-name="WWNum1006">
                <text:list-item>
                  <text:p text:style-name="P4"><text:span text:style-name="T1">Partition 1</text:span> : 16 Mo, type W95 FAT16, marquée comme amorçable.</text:p>
                </text:list-item>
                <text:list-item>
                  <text:p text:style-name="P4"><text:span text:style-name="T1">Partition 2</text:span> : le reste de l’espace en ext4.</text:p>
                </text:list-item>
              </text:list>
            </text:list-item>
          </text:list>
        </text:list-item>
      </text:list>
      <text:list xml:id="list142259214509334" text:continue-list="list142259783395516" text:style-name="WWNum1004">
        <text:list-item>
          <text:p text:style-name="P3"><text:span text:style-name="T1">Formatage des partitions</text:span> :</text:p>
        </text:list-item>
      </text:list>
      <text:list xml:id="list142259920558672" text:continue-list="list142259710701197" text:style-name="WWNum1007">
        <text:list-item>
          <text:list>
            <text:list-item>
              <text:p text:style-name="P10">Partition 1 (FAT16) :</text:p>
            </text:list-item>
          </text:list>
        </text:list-item>
      </text:list>
      <text:list xml:id="list142258225886591" text:continue-list="list142259563641656" text:style-name="WWNum1000">
        <text:list-item>
          <text:list>
            <text:list-item>
              <text:p text:style-name="P6"><text:span text:style-name="FunctionTok">sudo</text:span><text:span text:style-name="NormalTok"> mkfs.vfat </text:span><text:span text:style-name="AttributeTok">-F</text:span><text:span text:style-name="NormalTok"> 16 </text:span><text:span text:style-name="AttributeTok">-n</text:span><text:span text:style-name="NormalTok"> BOOT /dev/sdc1</text:span></text:p>
            </text:list-item>
          </text:list>
        </text:list-item>
      </text:list>
      <text:list xml:id="list142258348367309" text:continue-list="list142259920558672" text:style-name="WWNum1007">
        <text:list-item>
          <text:list>
            <text:list-item>
              <text:p text:style-name="P10">Partition 2 (ext4) :</text:p>
            </text:list-item>
          </text:list>
        </text:list-item>
      </text:list>
      <text:list xml:id="list142258052337709" text:continue-list="list142258225886591" text:style-name="WWNum1000">
        <text:list-item>
          <text:list>
            <text:list-item>
              <text:p text:style-name="P6"><text:span text:style-name="FunctionTok">sudo</text:span><text:span text:style-name="NormalTok"> mkfs.ext4 </text:span><text:span text:style-name="AttributeTok">-L</text:span><text:span text:style-name="NormalTok"> ROOTFS /dev/sdc2</text:span><text:bookmark-end text:name="Xceed47efb5ff6f3b2ac061b8d628449cd2c6d77"/></text:p>
            </text:list-item>
          </text:list>
        </text:list-item>
      </text:list>
      <text:h text:style-name="Heading_20_3" text:outline-level="3"><text:bookmark-start text:name="installation-du-système-sur-la-carte-sd"/>Installation du Système sur la Carte SD</text:h>
      <text:list xml:id="list142259407338905" text:continue-list="list142259214509334" text:style-name="WWNum1008">
        <text:list-item text:start-value="1">
          <text:p text:style-name="P11"><text:span text:style-name="T1">Copie des fichiers de démarrage</text:span> dans la partition BOOT (<text:span text:style-name="Verbatim_20_Char">/media/csn/BOOT</text:span>) :</text:p>
        </text:list-item>
      </text:list>
      <text:list xml:id="list142259286634957" text:continue-list="list142258348367309" text:style-name="WWNum1009">
        <text:list-item>
          <text:list>
            <text:list-item>
              <text:p text:style-name="P5"><text:soft-page-break/>MLO : Bootloader primaire.</text:p>
            </text:list-item>
            <text:list-item>
              <text:p text:style-name="P5">u-boot.img : Bootloader secondaire.</text:p>
            </text:list-item>
            <text:list-item>
              <text:p text:style-name="P5">zImage : Image du noyau Linux.</text:p>
            </text:list-item>
            <text:list-item>
              <text:p text:style-name="P5">uEnv.txt : Configuration de démarrage pour u-boot.</text:p>
            </text:list-item>
            <text:list-item>
              <text:p text:style-name="P5">am335x-boneblack.dtb : Fichier de description du matériel pour la BeagleBone.</text:p>
            </text:list-item>
          </text:list>
        </text:list-item>
      </text:list>
      <text:list xml:id="list142259739569489" text:continue-list="list142259407338905" text:style-name="WWNum1008">
        <text:list-item>
          <text:p text:style-name="P11"><text:span text:style-name="T1">Extraction du système de fichiers</text:span> dans ROOTFS :</text:p>
        </text:list-item>
      </text:list>
      <text:list xml:id="list142259878174718" text:continue-list="list142258052337709" text:style-name="WWNum1000">
        <text:list-item>
          <text:p text:style-name="P6"><text:span text:style-name="FunctionTok">sudo</text:span><text:span text:style-name="NormalTok"> tar </text:span><text:span text:style-name="AttributeTok">-C</text:span><text:span text:style-name="NormalTok"> /media/enseirb/ROOTFS/ </text:span><text:span text:style-name="AttributeTok">-xf</text:span><text:span text:style-name="NormalTok"> /home/fredlinux/Documents/OS-embarque/TP5/output/images/rootfs.tar</text:span><text:bookmark-end text:name="installation-du-système-sur-la-carte-sd"/><text:bookmark-end text:name="Xb5d3290e305388c2803a2594b053969f79cb34f"/></text:p>
        </text:list-item>
      </text:list>
      <text:h text:style-name="Heading_20_2" text:outline-level="2"><text:bookmark-start text:name="Xe4fdc396f500d1c03ed95a072c1110ccf8d7039"/>4. Configuration de la Communication avec la Carte via TFTP</text:h>
      <text:h text:style-name="Heading_20_3" text:outline-level="3"><text:bookmark-start text:name="installation-du-serveur-tftp"/>Installation du Serveur TFTP</text:h>
      <text:list xml:id="list142260021922460" text:continue-list="list142259739569489" text:style-name="WWNum1010">
        <text:list-item text:start-value="1">
          <text:p text:style-name="P12"><text:span text:style-name="T1">Installation des paquets</text:span> :</text:p>
        </text:list-item>
      </text:list>
      <text:list xml:id="list142259531652079" text:continue-list="list142259878174718" text:style-name="WWNum1000">
        <text:list-item>
          <text:p text:style-name="P6"><text:span text:style-name="FunctionTok">sudo</text:span><text:span text:style-name="NormalTok"> apt-get install tftp tftpd xinetd</text:span></text:p>
        </text:list-item>
      </text:list>
      <text:list xml:id="list142259988915606" text:continue-list="list142260021922460" text:style-name="WWNum1010">
        <text:list-item>
          <text:p text:style-name="P12"><text:span text:style-name="T1">Configuration du répertoire TFTP</text:span> :</text:p>
        </text:list-item>
      </text:list>
      <text:list xml:id="list142258829779391" text:continue-list="list142259531652079" text:style-name="WWNum1000">
        <text:list-item>
          <text:p text:style-name="P6"><text:span text:style-name="FunctionTok">sudo</text:span><text:span text:style-name="NormalTok"> mkdir /tftpboot</text:span><text:line-break/><text:span text:style-name="FunctionTok">sudo</text:span><text:span text:style-name="NormalTok"> chmod 777 /tftpboot</text:span></text:p>
        </text:list-item>
      </text:list>
      <text:list xml:id="list142259832366870" text:continue-list="list142259988915606" text:style-name="WWNum1010">
        <text:list-item>
          <text:p text:style-name="P12"><text:span text:style-name="T1">Fichier de configuration TFTP</text:span> : Création du fichier <text:span text:style-name="Verbatim_20_Char">/etc/xinetd.d/tftp</text:span> avec le contenu suivant :</text:p>
        </text:list-item>
      </text:list>
      <text:list xml:id="list142259314022206" text:continue-list="list142258829779391" text:style-name="WWNum1000">
        <text:list-item>
          <text:p text:style-name="P6"><text:span text:style-name="Verbatim_20_Char">service tftp</text:span><text:line-break/><text:span text:style-name="Verbatim_20_Char">{</text:span><text:line-break/><text:span text:style-name="Verbatim_20_Char"> <text:s text:c="3"/>socket_type = dgram</text:span><text:line-break/><text:span text:style-name="Verbatim_20_Char"> <text:s text:c="3"/>protocol = udp</text:span><text:line-break/><text:span text:style-name="Verbatim_20_Char"> <text:s text:c="3"/>wait = yes</text:span><text:line-break/><text:span text:style-name="Verbatim_20_Char"> <text:s text:c="3"/>user = root</text:span><text:line-break/><text:span text:style-name="Verbatim_20_Char"> <text:s text:c="3"/>server = /usr/sbin/in.tftpd</text:span><text:line-break/><text:span text:style-name="Verbatim_20_Char"> <text:s text:c="3"/>server_args = -s /tftpboot</text:span><text:line-break/><text:span text:style-name="Verbatim_20_Char">}</text:span></text:p>
        </text:list-item>
      </text:list>
      <text:list xml:id="list142258837749267" text:continue-list="list142259832366870" text:style-name="WWNum1010">
        <text:list-item>
          <text:p text:style-name="P12"><text:span text:style-name="T1">Redémarrage du service xinetd</text:span> :</text:p>
        </text:list-item>
      </text:list>
      <text:list xml:id="list142258767646646" text:continue-list="list142259314022206" text:style-name="WWNum1000">
        <text:list-item>
          <text:p text:style-name="P6"><text:span text:style-name="FunctionTok">sudo</text:span><text:span text:style-name="NormalTok"> killall </text:span><text:span text:style-name="AttributeTok">-HUP</text:span><text:span text:style-name="NormalTok"> xinetd</text:span><text:line-break/><text:span text:style-name="FunctionTok">sudo</text:span><text:span text:style-name="NormalTok"> service xinetd start</text:span><text:bookmark-end text:name="installation-du-serveur-tftp"/></text:p>
        </text:list-item>
      </text:list>
      <text:h text:style-name="Heading_20_3" text:outline-level="3"><text:bookmark-start text:name="X0aa375a63fb3c8efee80c2057595d9f78adb1c7"/>Configuration Réseau et Communication TFTP</text:h>
      <text:list xml:id="list142258148280150" text:continue-list="list142258837749267" text:style-name="WWNum1011">
        <text:list-item text:start-value="1">
          <text:p text:style-name="P13"><text:span text:style-name="T1">Configuration de l’adresse IP de l’hôte (PC)</text:span> :</text:p>
        </text:list-item>
      </text:list>
      <text:list xml:id="list142258123693043" text:continue-list="list142258767646646" text:style-name="WWNum1000">
        <text:list-item>
          <text:p text:style-name="P6"><text:span text:style-name="FunctionTok">sudo</text:span><text:span text:style-name="NormalTok"> ip addr add 192.168.1.2/24 dev enx000ec6647e31</text:span><text:line-break/><text:span text:style-name="FunctionTok">sudo</text:span><text:span text:style-name="NormalTok"> ip route add default via 192.168.1.1</text:span></text:p>
        </text:list-item>
      </text:list>
      <text:list xml:id="list142259661232139" text:continue-list="list142258148280150" text:style-name="WWNum1011">
        <text:list-item>
          <text:p text:style-name="P13"><text:soft-page-break/><text:span text:style-name="T1">Configuration de l’adresse IP de la BeagleBone</text:span> via le fichier <text:span text:style-name="Verbatim_20_Char">/etc/network/interfaces</text:span> :</text:p>
        </text:list-item>
      </text:list>
      <text:list xml:id="list142258772802882" text:continue-list="list142258123693043" text:style-name="WWNum1000">
        <text:list-item>
          <text:p text:style-name="P6"><text:span text:style-name="Verbatim_20_Char">auto eth0</text:span><text:line-break/><text:span text:style-name="Verbatim_20_Char">iface eth0 inet static</text:span><text:line-break/><text:span text:style-name="Verbatim_20_Char">address 192.168.1.50</text:span><text:line-break/><text:span text:style-name="Verbatim_20_Char">netmask 255.255.255.0</text:span><text:line-break/><text:span text:style-name="Verbatim_20_Char">gateway 192.168.1.1</text:span></text:p>
        </text:list-item>
      </text:list>
      <text:list xml:id="list142259676644307" text:continue-list="list142259661232139" text:style-name="WWNum1011">
        <text:list-item>
          <text:p text:style-name="P13"><text:span text:style-name="T1">Test de la connexion</text:span> avec <text:span text:style-name="Verbatim_20_Char">ping</text:span> :</text:p>
        </text:list-item>
      </text:list>
      <text:list xml:id="list142259984760710" text:continue-list="list142258772802882" text:style-name="WWNum1000">
        <text:list-item>
          <text:p text:style-name="P6"><text:span text:style-name="FunctionTok">ping</text:span><text:span text:style-name="NormalTok"> 192.168.1.50 <text:s/></text:span><text:span text:style-name="CommentTok"># Depuis l'hôte vers la BeagleBone</text:span><text:line-break/><text:span text:style-name="FunctionTok">ping</text:span><text:span text:style-name="NormalTok"> 192.168.1.2 <text:s text:c="2"/></text:span><text:span text:style-name="CommentTok"># Depuis la BeagleBone vers l'hôte</text:span></text:p>
        </text:list-item>
      </text:list>
      <text:list xml:id="list142259455828879" text:continue-list="list142259676644307" text:style-name="WWNum1011">
        <text:list-item>
          <text:p text:style-name="P13"><text:span text:style-name="T1">Transfert de fichiers via TFTP</text:span> :</text:p>
        </text:list-item>
      </text:list>
      <text:list xml:id="list142258264211303" text:continue-list="list142259286634957" text:style-name="WWNum1012">
        <text:list-item>
          <text:list>
            <text:list-item>
              <text:p text:style-name="P14">Création d’un fichier de test sur l’hôte :</text:p>
            </text:list-item>
          </text:list>
        </text:list-item>
      </text:list>
      <text:list xml:id="list142259052589199" text:continue-list="list142259984760710" text:style-name="WWNum1000">
        <text:list-item>
          <text:list>
            <text:list-item>
              <text:p text:style-name="P6"><text:span text:style-name="BuiltInTok">echo</text:span><text:span text:style-name="NormalTok"> </text:span><text:span text:style-name="StringTok">"Ceci est un fichier de test"</text:span><text:span text:style-name="NormalTok"> </text:span><text:span text:style-name="OperatorTok">&gt;</text:span><text:span text:style-name="NormalTok"> /tftpboot/testfile.txt</text:span></text:p>
            </text:list-item>
          </text:list>
        </text:list-item>
      </text:list>
      <text:list xml:id="list142259782751759" text:continue-list="list142258264211303" text:style-name="WWNum1012">
        <text:list-item>
          <text:list>
            <text:list-item>
              <text:p text:style-name="P14">Téléchargement du fichier sur la BeagleBone :</text:p>
            </text:list-item>
          </text:list>
        </text:list-item>
      </text:list>
      <text:list xml:id="list142259832484984" text:continue-list="list142259052589199" text:style-name="WWNum1000">
        <text:list-item>
          <text:list>
            <text:list-item>
              <text:p text:style-name="P6"><text:span text:style-name="ExtensionTok">tftp</text:span><text:span text:style-name="NormalTok"> </text:span><text:span text:style-name="AttributeTok">-g</text:span><text:span text:style-name="NormalTok"> </text:span><text:span text:style-name="AttributeTok">-r</text:span><text:span text:style-name="NormalTok"> testfile.txt 192.168.1.2</text:span><text:bookmark-end text:name="X0aa375a63fb3c8efee80c2057595d9f78adb1c7"/><text:bookmark-end text:name="Xe4fdc396f500d1c03ed95a072c1110ccf8d7039"/></text:p>
            </text:list-item>
          </text:list>
        </text:list-item>
      </text:list>
      <text:h text:style-name="Heading_20_2" text:outline-level="2"><text:bookmark-start text:name="résumé-et-conclusion"/>5. Résumé et Conclusion</text:h>
      <text:p text:style-name="First_20_Paragraph">Ce TP nous a permis de construire un environnement Linux embarqué personnalisé pour la BeagleBone Black et de configurer un serveur TFTP pour la communication entre la BeagleBone et l’hôte. Nous avons appris à configurer Buildroot, à préparer et formater une carte SD, et à utiliser le protocole TFTP pour le transfert de fichiers, ce qui est essentiel dans le domaine des systèmes embarqués.<text:bookmark-end text:name="résumé-et-conclusion"/><text:bookmark-end text:name="X06506250f85f2d9d521ccba4476199c3152220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8">
      <text:list-level-style-number text:level="1" text:style-name="ListLabel_20_73"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5T13:21:48</meta:creation-date>
    <dc:date>2024-11-05T14:22:57.771228964</dc:date>
    <meta:generator>LibreOffice/7.3.7.2$Linux_X86_64 LibreOffice_project/30$Build-2</meta:generator>
    <meta:editing-duration>PT7M6S</meta:editing-duration>
    <meta:editing-cycles>1</meta:editing-cycles>
    <meta:document-statistic meta:table-count="0" meta:image-count="0" meta:object-count="0" meta:page-count="4" meta:paragraph-count="79" meta:word-count="818" meta:character-count="5035" meta:non-whitespace-character-count="4335"/>
    <meta:user-defined meta:name="AppVersion">12.0000</meta:user-defined>
    <meta:template xlink:type="simple" xlink:actuate="onRequest" xlink:title="Normal.dotm" xlink:href=""/>
  </office:meta>
</office:document-meta>
</file>